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3.1307in"/>
    </style:style>
    <style:style style:name="co4" style:family="table-column">
      <style:table-column-properties fo:break-before="auto" style:column-width="2.3366in"/>
    </style:style>
    <style:style style:name="co5" style:family="table-column">
      <style:table-column-properties fo:break-before="auto" style:column-width="2.594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5"/>
        <table:table-column table:style-name="co5" table:default-cell-style-name="ce10"/>
        <table:table-row table:style-name="ro1">
          <table:table-cell table:style-name="ce1" office:value-type="string" calcext:value-type="string" table:number-columns-spanned="4" table:number-rows-spanned="1">
            <text:p>Curso de Construcción de API’s en Java (Spring) APROBADOS</text:p>
          </table:table-cell>
          <table:covered-table-cell table:number-columns-repeated="3" table:style-name="ce1"/>
          <table:table-cell table:style-name="Default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Correo</text:p>
          </table:table-cell>
          <table:table-cell table:style-name="ce2" office:value-type="string" calcext:value-type="string">
            <text:p>Celular</text:p>
          </table:table-cell>
          <table:table-cell/>
        </table:table-row>
        <table:table-row table:style-name="ro1">
          <table:table-cell office:value-type="string" calcext:value-type="string">
            <text:p>Laura Sofía Dueñas Bulla</text:p>
          </table:table-cell>
          <table:table-cell office:value-type="float" office:value="20172020102" calcext:value-type="float">
            <text:p>20172020102</text:p>
          </table:table-cell>
          <table:table-cell office:value-type="string" calcext:value-type="string">
            <text:p>lsduenasb@correo.udistrital.edu.co</text:p>
          </table:table-cell>
          <table:table-cell office:value-type="float" office:value="3204421861" calcext:value-type="float">
            <text:p>3204421861</text:p>
          </table:table-cell>
          <table:table-cell office:value-type="string" calcext:value-type="string">
            <text:p>APROBADO</text:p>
          </table:table-cell>
        </table:table-row>
        <table:table-row table:style-name="ro1">
          <table:table-cell office:value-type="string" calcext:value-type="string">
            <text:p>Pablo Esteban Espinosa Granados </text:p>
          </table:table-cell>
          <table:table-cell office:value-type="float" office:value="20181020015" calcext:value-type="float">
            <text:p>20181020015</text:p>
          </table:table-cell>
          <table:table-cell office:value-type="string" calcext:value-type="string">
            <text:p>pabloestebaneg0201@outlook.es </text:p>
          </table:table-cell>
          <table:table-cell office:value-type="float" office:value="3183148695" calcext:value-type="float">
            <text:p>3183148695</text:p>
          </table:table-cell>
          <table:table-cell office:value-type="string" calcext:value-type="string">
            <text:p>APROBADO</text:p>
          </table:table-cell>
        </table:table-row>
        <table:table-row table:style-name="ro1">
          <table:table-cell office:value-type="string" calcext:value-type="string">
            <text:p>Juan David Montes Martinez</text:p>
          </table:table-cell>
          <table:table-cell office:value-type="float" office:value="20172020141" calcext:value-type="float">
            <text:p>20172020141</text:p>
          </table:table-cell>
          <table:table-cell office:value-type="string" calcext:value-type="string">
            <text:p>jdmontesm@correo.udistrital.edu.co</text:p>
          </table:table-cell>
          <table:table-cell office:value-type="float" office:value="3138197633" calcext:value-type="float">
            <text:p>3138197633</text:p>
          </table:table-cell>
          <table:table-cell office:value-type="string" calcext:value-type="string">
            <text:p>APROBADO</text:p>
          </table:table-cell>
        </table:table-row>
        <table:table-row table:style-name="ro1">
          <table:table-cell office:value-type="string" calcext:value-type="string">
            <text:p>Jorge Alberto Galeano Vélez</text:p>
          </table:table-cell>
          <table:table-cell office:value-type="float" office:value="20172020060" calcext:value-type="float">
            <text:p>20172020060</text:p>
          </table:table-cell>
          <table:table-cell office:value-type="string" calcext:value-type="string">
            <text:p>jagaleanov@correo.udistrital.edu.co</text:p>
          </table:table-cell>
          <table:table-cell office:value-type="float" office:value="3164541444" calcext:value-type="float">
            <text:p>3164541444</text:p>
          </table:table-cell>
          <table:table-cell office:value-type="string" calcext:value-type="string">
            <text:p>APROBADO</text:p>
          </table:table-cell>
        </table:table-row>
        <table:table-row table:style-name="ro1">
          <table:table-cell office:value-type="string" calcext:value-type="string">
            <text:p>Daniel García Perea</text:p>
          </table:table-cell>
          <table:table-cell office:value-type="float" office:value="20141020212" calcext:value-type="float">
            <text:p>20141020212</text:p>
          </table:table-cell>
          <table:table-cell office:value-type="string" calcext:value-type="string">
            <text:p>danielgarcia10211@gmail.com</text:p>
          </table:table-cell>
          <table:table-cell office:value-type="float" office:value="3044088963" calcext:value-type="float">
            <text:p>3044088963</text:p>
          </table:table-cell>
          <table:table-cell office:value-type="string" calcext:value-type="string">
            <text:p>APROBADO</text:p>
          </table:table-cell>
        </table:table-row>
        <table:table-row table:style-name="ro2">
          <table:table-cell table:style-name="ce4" office:value-type="string" calcext:value-type="string">
            <text:p>Jherson Guzmán Ramírez</text:p>
          </table:table-cell>
          <table:table-cell table:style-name="ce4" office:value-type="float" office:value="20151020097" calcext:value-type="float">
            <text:p>20151020097</text:p>
          </table:table-cell>
          <table:table-cell table:style-name="ce4" office:value-type="string" calcext:value-type="string">
            <text:p>jherguz@hotmail.com</text:p>
          </table:table-cell>
          <table:table-cell table:style-name="ce4" office:value-type="float" office:value="3014703897" calcext:value-type="float">
            <text:p>3014703897</text:p>
          </table:table-cell>
          <table:table-cell office:value-type="string" calcext:value-type="string">
            <text:p>REPROBADO</text:p>
          </table:table-cell>
        </table:table-row>
        <table:table-row table:style-name="ro1">
          <table:table-cell office:value-type="string" calcext:value-type="string">
            <text:p>Camilo Rodriguez Gutierrez </text:p>
          </table:table-cell>
          <table:table-cell office:value-type="float" office:value="20201020111" calcext:value-type="float">
            <text:p>20201020111</text:p>
          </table:table-cell>
          <table:table-cell office:value-type="string" calcext:value-type="string">
            <text:p>camirodriguezg@correo.udistrital.edu.co</text:p>
          </table:table-cell>
          <table:table-cell office:value-type="float" office:value="3053519041" calcext:value-type="float">
            <text:p>3053519041</text:p>
          </table:table-cell>
          <table:table-cell office:value-type="string" calcext:value-type="string">
            <text:p>APROBADO CON HONORES</text:p>
          </table:table-cell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3:45:18.359074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0:36:29.707558992</meta:creation-date>
    <dc:date>2021-10-03T15:17:42.772188608</dc:date>
    <meta:editing-duration>PT12H13M58S</meta:editing-duration>
    <meta:editing-cycles>2</meta:editing-cycles>
    <meta:generator>LibreOffice/7.1.6.2.0$Linux_X86_64 LibreOffice_project/10$Build-2</meta:generator>
    <meta:document-statistic meta:table-count="1" meta:cell-count="40" meta:object-count="0"/>
  </office:meta>
</office:document-meta>
</file>